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" svg:font-family="Mono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Mono" fo:font-size="8pt" style:font-size-asian="8pt" style:font-size-complex="8pt"/>
    </style:style>
    <style:style style:name="P2" style:family="paragraph" style:parent-style-name="Text_20_body">
      <style:text-properties style:font-name="Mono" fo:font-size="8pt" officeooo:paragraph-rsid="00198fb6" style:font-size-asian="8pt" style:font-size-complex="8pt"/>
    </style:style>
    <style:style style:name="P3" style:family="paragraph" style:parent-style-name="Text_20_body">
      <style:text-properties style:font-name="Mono" fo:font-size="8pt" officeooo:rsid="00198fb6" officeooo:paragraph-rsid="00198fb6" style:font-size-asian="8pt" style:font-size-complex="8pt"/>
    </style:style>
    <style:style style:name="P4" style:family="paragraph" style:parent-style-name="Text_20_body">
      <style:text-properties style:font-name="Mono" fo:font-size="8pt" officeooo:paragraph-rsid="001a0fdc" style:font-size-asian="8pt" style:font-size-complex="8pt"/>
    </style:style>
    <style:style style:name="P5" style:family="paragraph" style:parent-style-name="Text_20_body">
      <style:text-properties style:font-name="Mono" fo:font-size="8pt" officeooo:rsid="001cbf00" officeooo:paragraph-rsid="001cbf00" style:font-size-asian="8pt" style:font-size-complex="8pt"/>
    </style:style>
    <style:style style:name="P6" style:family="paragraph" style:parent-style-name="Text_20_body">
      <style:text-properties style:font-name="Mono" fo:font-size="8pt" officeooo:rsid="001a0fdc" style:font-size-asian="8pt" style:font-size-complex="8pt"/>
    </style:style>
    <style:style style:name="P7" style:family="paragraph" style:parent-style-name="Text_20_body">
      <style:paragraph-properties fo:text-align="start" style:justify-single-word="false"/>
      <style:text-properties fo:color="#000000" style:font-name="DejaVu Sans Mono" fo:font-size="12pt" fo:font-weight="bold" officeooo:paragraph-rsid="0027f378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fo:color="#000000" style:font-name="DejaVu Sans Mono" fo:font-size="12pt" fo:font-weight="bold" officeooo:rsid="0026f9ee" officeooo:paragraph-rsid="0026f9ee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color="#000000" style:font-name="DejaVu Sans Mono" fo:font-size="12pt" fo:font-weight="bold" officeooo:rsid="0026f9ee" officeooo:paragraph-rsid="0027f378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color="#000000" style:font-name="DejaVu Sans Mono" fo:font-size="12pt" fo:font-weight="bold" officeooo:rsid="0026f9ee" officeooo:paragraph-rsid="00281f38" style:font-size-asian="12pt" style:font-size-complex="12pt"/>
    </style:style>
    <style:style style:name="P11" style:family="paragraph" style:parent-style-name="Text_20_body">
      <style:paragraph-properties fo:text-align="start" style:justify-single-word="false"/>
      <style:text-properties fo:color="#000000" style:font-name="DejaVu Sans Mono" fo:font-size="12pt" fo:font-weight="bold" officeooo:rsid="0026f9ee" officeooo:paragraph-rsid="0029b92f" style:font-size-asian="12pt" style:font-size-complex="12pt"/>
    </style:style>
    <style:style style:name="P12" style:family="paragraph" style:parent-style-name="Text_20_body">
      <style:paragraph-properties fo:text-align="start" style:justify-single-word="false"/>
      <style:text-properties fo:color="#000000" style:font-name="DejaVu Sans Mono" fo:font-size="12pt" fo:font-weight="bold" officeooo:rsid="0027f378" officeooo:paragraph-rsid="00281f38" style:font-size-asian="12pt" style:font-size-complex="12pt"/>
    </style:style>
    <style:style style:name="P13" style:family="paragraph" style:parent-style-name="Text_20_body">
      <style:paragraph-properties fo:text-align="start" style:justify-single-word="false"/>
      <style:text-properties fo:color="#000000" style:font-name="DejaVu Sans Mono" fo:font-size="12pt" fo:font-weight="bold" officeooo:rsid="00281f38" officeooo:paragraph-rsid="00281f38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style:font-name="Mono" fo:font-size="8pt" officeooo:paragraph-rsid="001a0fdc" style:font-size-asian="8pt" style:font-size-complex="8pt"/>
    </style:style>
    <style:style style:name="P15" style:family="paragraph" style:parent-style-name="Text_20_body">
      <style:paragraph-properties fo:margin-left="1.251cm" fo:margin-right="0cm" fo:text-indent="0cm" style:auto-text-indent="false"/>
      <style:text-properties style:font-name="Mono" fo:font-size="8pt" fo:font-weight="bold" officeooo:rsid="001a0fdc" officeooo:paragraph-rsid="001a0fdc" style:font-size-asian="8pt" style:font-weight-asian="bold" style:font-size-complex="8pt" style:font-weight-complex="bold"/>
    </style:style>
    <style:style style:name="P16" style:family="paragraph" style:parent-style-name="Text_20_body">
      <style:paragraph-properties fo:margin-left="2.501cm" fo:margin-right="0cm" fo:text-indent="0cm" style:auto-text-indent="false"/>
      <style:text-properties style:font-name="Mono" fo:font-size="8pt" officeooo:rsid="001a0fdc" officeooo:paragraph-rsid="001d6485" style:font-size-asian="8pt" style:font-size-complex="8pt"/>
    </style:style>
    <style:style style:name="P17" style:family="paragraph" style:parent-style-name="Text_20_body">
      <style:paragraph-properties fo:margin-left="2.501cm" fo:margin-right="0cm" fo:text-indent="0cm" style:auto-text-indent="false"/>
      <style:text-properties style:font-name="Mono" fo:font-size="8pt" fo:font-weight="bold" officeooo:paragraph-rsid="001d6485" style:font-size-asian="8pt" style:font-weight-asian="bold" style:font-size-complex="8pt" style:font-weight-complex="bold"/>
    </style:style>
    <style:style style:name="P18" style:family="paragraph" style:parent-style-name="Text_20_body">
      <style:paragraph-properties fo:margin-left="2.501cm" fo:margin-right="0cm" fo:text-indent="0cm" style:auto-text-indent="false"/>
      <style:text-properties style:font-name="Mono" fo:font-size="8pt" fo:font-weight="bold" officeooo:rsid="001a0fdc" officeooo:paragraph-rsid="001a0fdc" style:font-size-asian="8pt" style:font-weight-asian="bold" style:font-size-complex="8pt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Mono" fo:font-size="8pt" officeooo:paragraph-rsid="001d6485" style:font-size-asian="8pt" style:font-size-complex="8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Mono" fo:font-size="8pt" officeooo:rsid="001cbf00" officeooo:paragraph-rsid="001d6485" style:font-size-asian="8pt" style:font-size-complex="8pt"/>
    </style:style>
    <style:style style:name="P21" style:family="paragraph" style:parent-style-name="Preformatted_20_Text">
      <style:text-properties style:font-name="Mono" fo:font-size="8pt" fo:font-weight="bold" officeooo:rsid="0017932f" officeooo:paragraph-rsid="0017932f" style:font-size-asian="8pt" style:font-weight-asian="bold" style:font-size-complex="8pt" style:font-weight-complex="bold"/>
    </style:style>
    <style:style style:name="P22" style:family="paragraph" style:parent-style-name="Preformatted_20_Text">
      <style:text-properties style:font-name="Mono" fo:font-size="8pt" officeooo:rsid="0017932f" officeooo:paragraph-rsid="0017932f" style:font-size-asian="8pt" style:font-size-complex="8pt"/>
    </style:style>
    <style:style style:name="P23" style:family="paragraph" style:parent-style-name="Preformatted_20_Text">
      <style:text-properties style:font-name="Mono" fo:font-size="8pt" officeooo:paragraph-rsid="0014e2a5" style:font-size-asian="8pt" style:font-size-complex="8pt"/>
    </style:style>
    <style:style style:name="P24" style:family="paragraph" style:parent-style-name="Preformatted_20_Text">
      <style:text-properties style:font-name="Mono" fo:font-size="8pt" officeooo:rsid="00198fb6" officeooo:paragraph-rsid="00198fb6" style:font-size-asian="8pt" style:font-size-complex="8pt"/>
    </style:style>
    <style:style style:name="P25" style:family="paragraph" style:parent-style-name="Preformatted_20_Text">
      <style:text-properties style:font-name="Mono" fo:font-size="8pt" officeooo:paragraph-rsid="00198fb6" style:font-size-asian="8pt" style:font-size-complex="8pt"/>
    </style:style>
    <style:style style:name="P26" style:family="paragraph" style:parent-style-name="Text_20_body">
      <style:paragraph-properties fo:text-align="start" style:justify-single-word="false" fo:break-before="page"/>
      <style:text-properties fo:color="#000000" style:font-name="DejaVu Sans Mono" fo:font-size="24pt" fo:font-weight="bold" officeooo:paragraph-rsid="0024e2a6" style:font-size-asian="24pt" style:font-size-complex="24pt"/>
    </style:style>
    <style:style style:name="P27" style:family="paragraph" style:parent-style-name="Text_20_body">
      <style:paragraph-properties fo:text-align="start" style:justify-single-word="false" fo:break-before="page"/>
      <style:text-properties fo:color="#000000" style:font-name="DejaVu Sans Mono" fo:font-size="12pt" fo:font-weight="bold" officeooo:rsid="0026f9ee" officeooo:paragraph-rsid="00290fbf" style:font-size-asian="12pt" style:font-size-complex="12pt"/>
    </style:style>
    <style:style style:name="P28" style:family="paragraph" style:parent-style-name="Text_20_body">
      <style:paragraph-properties fo:text-align="start" style:justify-single-word="false"/>
      <style:text-properties fo:color="#000000" style:font-name="DejaVu Sans Mono" fo:font-size="12pt" fo:font-weight="normal" officeooo:rsid="000b4a6e" officeooo:paragraph-rsid="0026f9ee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color="#000000" style:font-name="Mono" fo:font-size="12pt" fo:font-weight="normal" officeooo:rsid="00281f38" officeooo:paragraph-rsid="00281f38" style:font-size-asian="12pt" style:font-weight-asian="normal" style:font-size-complex="12pt" style:font-weight-complex="normal"/>
    </style:style>
    <style:style style:name="T1" style:family="text">
      <style:text-properties officeooo:rsid="0017932f"/>
    </style:style>
    <style:style style:name="T2" style:family="text">
      <style:text-properties officeooo:rsid="00198fb6"/>
    </style:style>
    <style:style style:name="T3" style:family="text">
      <style:text-properties officeooo:rsid="001a0fdc"/>
    </style:style>
    <style:style style:name="T4" style:family="text">
      <style:text-properties officeooo:rsid="001cbf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bf00" style:font-weight-asian="bold" style:font-weight-complex="bold"/>
    </style:style>
    <style:style style:name="T7" style:family="text">
      <style:text-properties fo:font-weight="bold" officeooo:rsid="001a0fdc" style:font-weight-asian="bold" style:font-weight-complex="bold"/>
    </style:style>
    <style:style style:name="T8" style:family="text">
      <style:text-properties officeooo:rsid="00211850"/>
    </style:style>
    <style:style style:name="T9" style:family="text">
      <style:text-properties officeooo:rsid="0024e2a6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4e2a6" style:font-weight-asian="normal" style:font-weight-complex="normal"/>
    </style:style>
    <style:style style:name="T12" style:family="text">
      <style:text-properties fo:font-weight="normal" officeooo:rsid="000b4a6e" style:font-weight-asian="normal" style:font-weight-complex="normal"/>
    </style:style>
    <style:style style:name="T13" style:family="text">
      <style:text-properties fo:font-weight="normal" officeooo:rsid="00257f68" style:font-weight-asian="normal" style:font-weight-complex="normal"/>
    </style:style>
    <style:style style:name="T14" style:family="text">
      <style:text-properties fo:font-weight="normal" officeooo:rsid="0026f9ee" style:font-weight-asian="normal" style:font-weight-complex="normal"/>
    </style:style>
    <style:style style:name="T15" style:family="text">
      <style:text-properties fo:font-weight="normal" officeooo:rsid="0027f378" style:font-weight-asian="normal" style:font-weight-complex="normal"/>
    </style:style>
    <style:style style:name="T16" style:family="text">
      <style:text-properties fo:font-weight="normal" officeooo:rsid="00281f38" style:font-weight-asian="normal" style:font-weight-complex="normal"/>
    </style:style>
    <style:style style:name="T17" style:family="text">
      <style:text-properties fo:font-weight="normal" officeooo:rsid="00290fbf" style:font-weight-asian="normal" style:font-weight-complex="normal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0b4a6e" style:font-size-asian="12pt" style:font-size-complex="12pt"/>
    </style:style>
    <style:style style:name="T20" style:family="text">
      <style:text-properties fo:font-size="12pt" officeooo:rsid="0024e2a6" style:font-size-asian="12pt" style:font-size-complex="12pt"/>
    </style:style>
    <style:style style:name="T21" style:family="text">
      <style:text-properties fo:font-size="12pt" officeooo:rsid="000b4a6e" style:font-size-asian="12pt" style:font-weight-asian="bold" style:font-size-complex="12pt" style:font-weight-complex="bold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24e2a6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0b4a6e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257f68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290fbf" style:font-size-asian="12pt" style:font-weight-asian="normal" style:font-size-complex="12pt" style:font-weight-complex="normal"/>
    </style:style>
    <style:style style:name="T27" style:family="text">
      <style:text-properties style:font-name="Mono"/>
    </style:style>
    <style:style style:name="T28" style:family="text">
      <style:text-properties style:font-name="Mono" fo:font-size="12pt" fo:font-weight="normal" officeooo:rsid="0017932f" style:font-size-asian="12pt" style:font-weight-asian="normal" style:font-size-complex="12pt" style:font-weight-complex="normal"/>
    </style:style>
    <style:style style:name="T29" style:family="text">
      <style:text-properties style:font-name="Mono" fo:font-size="12pt" fo:font-weight="normal" officeooo:rsid="0024e2a6" style:font-size-asian="12pt" style:font-weight-asian="normal" style:font-size-complex="12pt" style:font-weight-complex="normal"/>
    </style:style>
    <style:style style:name="T30" style:family="text">
      <style:text-properties style:font-name="Mono" fo:font-weight="normal" officeooo:rsid="0024e2a6" style:font-weight-asian="normal" style:font-weight-complex="normal"/>
    </style:style>
    <style:style style:name="T31" style:family="text">
      <style:text-properties style:font-name="Mono" fo:font-weight="normal" officeooo:rsid="0017932f" style:font-weight-asian="normal" style:font-weight-complex="normal"/>
    </style:style>
    <style:style style:name="T32" style:family="text">
      <style:text-properties style:font-name="Mono" fo:font-weight="normal" officeooo:rsid="00281f38" style:font-weight-asian="normal" style:font-weight-complex="normal"/>
    </style:style>
    <style:style style:name="T33" style:family="text">
      <style:text-properties style:font-name="Mono" fo:font-weight="normal" officeooo:rsid="000b4a6e" style:font-weight-asian="normal" style:font-weight-complex="normal"/>
    </style:style>
    <style:style style:name="T34" style:family="text">
      <style:text-properties style:font-name="Mono" fo:font-weight="normal" officeooo:rsid="00257f68" style:font-weight-asian="normal" style:font-weight-complex="normal"/>
    </style:style>
    <style:style style:name="T35" style:family="text">
      <style:text-properties style:font-name="Mono" fo:font-weight="normal" officeooo:rsid="00281f38" style:font-weight-asian="bold" style:font-weight-complex="bold"/>
    </style:style>
    <style:style style:name="T36" style:family="text">
      <style:text-properties style:font-name="Mono" fo:font-weight="normal" officeooo:rsid="00257f68" style:font-weight-asian="bold" style:font-weight-complex="bold"/>
    </style:style>
    <style:style style:name="T37" style:family="text">
      <style:text-properties style:font-name="Mono" officeooo:rsid="000b4a6e" style:font-weight-asian="bold" style:font-weight-complex="bold"/>
    </style:style>
    <style:style style:name="T38" style:family="text">
      <style:text-properties style:font-name="Mono" officeooo:rsid="00281f38" style:font-weight-asian="bold" style:font-weight-complex="bold"/>
    </style:style>
    <style:style style:name="T39" style:family="text">
      <style:text-properties style:font-name="Mono" officeooo:rsid="00257f68" style:font-weight-asian="bold" style:font-weight-complex="bold"/>
    </style:style>
    <style:style style:name="T40" style:family="text">
      <style:text-properties style:font-name="Mono" officeooo:rsid="0024e2a6"/>
    </style:style>
    <style:style style:name="T41" style:family="text">
      <style:text-properties style:font-weight-asian="bold" style:font-weight-complex="bold"/>
    </style:style>
    <style:style style:name="T42" style:family="text">
      <style:text-properties officeooo:rsid="000b4a6e" style:font-weight-asian="bold" style:font-weight-complex="bold"/>
    </style:style>
    <style:style style:name="T43" style:family="text">
      <style:text-properties officeooo:rsid="00257f68" style:font-weight-asian="bold" style:font-weight-complex="bold"/>
    </style:style>
    <style:style style:name="T44" style:family="text">
      <style:text-properties officeooo:rsid="0026f9ee" style:font-weight-asian="bold" style:font-weight-complex="bold"/>
    </style:style>
    <style:style style:name="T45" style:family="text">
      <style:text-properties officeooo:rsid="0027f378" style:font-weight-asian="bold" style:font-weight-complex="bold"/>
    </style:style>
    <style:style style:name="T46" style:family="text">
      <style:text-properties officeooo:rsid="00281f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Hard Rock Hallelujah</text:p>
      <text:p text:style-name="P22">Lordi 2006 – Eurovision Song Contest Winner. Von 70 000 Metal-singenden Finnen in Empfang genommen. </text:p>
      <text:p text:style-name="P23"/>
      <text:p text:style-name="P23">Intro<text:span text:style-name="T2">1 (Orgel)</text:span>: <text:span text:style-name="T1">F a G F F a G E<text:tab/><text:tab/><text:tab/><text:tab/><text:tab/><text:tab/><text:tab/><text:tab/>123</text:span></text:p>
      <text:p text:style-name="P23"/>
      <text:p text:style-name="P24">Intro2 2x</text:p>
      <text:p text:style-name="P22">A5 A5 <text:s text:c="5"/>C5 C5 <text:s text:c="7"/>D5 D5 <text:s text:c="4"/>F5 G5 <text:s/>C5</text:p>
      <text:p text:style-name="P2"><text:s text:c="5"/>Hard <text:s text:c="6"/>Rock <text:s text:c="7"/>Hallelu <text:s text:c="5"/>jah!<text:line-break/><text:span text:style-name="T1">A5 A5 <text:s text:c="5"/>C5 C5 <text:s text:c="7"/>F5 F5 <text:s text:c="4"/>D#5 D5 C5</text:span><text:line-break/> <text:s text:c="4"/>Hard <text:s text:c="6"/>Rock <text:s text:c="7"/>Hallelu <text:s text:c="5"/>jah!</text:p>
      <text:p text:style-name="P3">Riff 2x</text:p>
      <text:p text:style-name="P25"><text:tab/><text:tab/><text:tab/><text:tab/><text:tab/><text:tab/><text:tab/> <text:s text:c="3"/><text:span text:style-name="T2">1:F5 <text:s/>G5 <text:s/>H5 2: D5 C5</text:span><text:line-break/>|----------------|----------------|----------------|----------------|</text:p>
      <text:p text:style-name="P25">|----------------|----------------|----------------|----------------|</text:p>
      <text:p text:style-name="P25">|<text:span text:style-name="T2">5</text:span>-----<text:span text:style-name="T2">5</text:span>-<text:span text:style-name="T2">4</text:span>-----<text:span text:style-name="T2">4-</text:span>|<text:span text:style-name="T2">5</text:span>-<text:span text:style-name="T2">4</text:span>---<text:span text:style-name="T2">7</text:span>---<text:span text:style-name="T2">4</text:span>---<text:span text:style-name="T2">5</text:span>-|<text:span text:style-name="T2">5</text:span>-----<text:span text:style-name="T2">5</text:span>-<text:span text:style-name="T2">4</text:span>-----<text:span text:style-name="T2">4-</text:span>|<text:span text:style-name="T2">5</text:span>-<text:span text:style-name="T2">4</text:span>-----------<text:span text:style-name="T2">4</text:span>-<text:span text:style-name="T2">|</text:span></text:p>
      <text:p text:style-name="P25">|<text:span text:style-name="T2">5</text:span>-----<text:span text:style-name="T2">5</text:span>-<text:span text:style-name="T2">5</text:span>-----<text:span text:style-name="T2">5</text:span>-|<text:span text:style-name="T2">5</text:span>-<text:span text:style-name="T2">5</text:span>---<text:span text:style-name="T2">7</text:span>---<text:span text:style-name="T2">5</text:span>---<text:span text:style-name="T2">5</text:span>-|<text:span text:style-name="T2">5</text:span>-----<text:span text:style-name="T2">5</text:span>-<text:span text:style-name="T2">5</text:span>-----<text:span text:style-name="T2">5</text:span>-|<text:span text:style-name="T2">5</text:span>-<text:span text:style-name="T2">5</text:span>---<text:span text:style-name="T2">3</text:span>---<text:span text:style-name="T2">5</text:span>---<text:span text:style-name="T2">4</text:span>-|</text:p>
      <text:p text:style-name="P25">|<text:span text:style-name="T2">0</text:span>-<text:span text:style-name="T2">0</text:span>-<text:span text:style-name="T2">0</text:span>-<text:span text:style-name="T2">0</text:span>-<text:span text:style-name="T2">0</text:span>-<text:span text:style-name="T2">0</text:span>-<text:span text:style-name="T2">0</text:span>-<text:span text:style-name="T2">0</text:span>-|<text:span text:style-name="T2">0</text:span>-<text:span text:style-name="T2">0</text:span>-<text:span text:style-name="T2">0</text:span>-<text:span text:style-name="T2">0</text:span>-<text:span text:style-name="T2">0</text:span>-<text:span text:style-name="T2">0</text:span>-<text:span text:style-name="T2">0</text:span>-<text:span text:style-name="T2">0</text:span>-|<text:span text:style-name="T2">0</text:span>-<text:span text:style-name="T2">0</text:span>-<text:span text:style-name="T2">0</text:span>-<text:span text:style-name="T2">0</text:span>-<text:span text:style-name="T2">0</text:span>-<text:span text:style-name="T2">0</text:span>-<text:span text:style-name="T2">0</text:span>-<text:span text:style-name="T2">0</text:span>-|<text:span text:style-name="T2">0</text:span>-<text:span text:style-name="T2">0</text:span>-<text:span text:style-name="T2">0</text:span>-<text:span text:style-name="T2">3</text:span>---<text:span text:style-name="T2">5</text:span>---<text:span text:style-name="T2">2</text:span>-|</text:p>
      <text:p text:style-name="P24">|----------------|----------------|----------------|------1---3-----|<text:line-break/></text:p>
      <text:p text:style-name="P4"><text:span text:style-name="T3">Verse 1:<text:line-break/>A5 A5 <text:s text:c="21"/>A5 A5<text:line-break/> <text:s/></text:span>The saints are crippled <text:s/>On this sinners' night<text:line-break/><text:span text:style-name="T3">G5 G5 <text:s text:c="21"/>F5 F5 <text:s text:c="11"/>F5 G5</text:span><text:line-break/> <text:s text:c="2"/>Lost are the lambs with no guiding light<text:line-break/> <text:s text:c="4"/><text:span text:style-name="T3">A5 <text:s text:c="3"/>A5 <text:s text:c="24"/>A5 <text:s text:c="2"/>A5<text:line-break/></text:span>The walls come down like thunder The rocks about to roll<text:line-break/><text:span text:style-name="T3">G5 G5 <text:s text:c="19"/>D5 <text:s text:c="2"/>D5 <text:s text:c="7"/>F5 G5</text:span><text:line-break/> <text:s text:c="2"/>It's The Arockalypse <text:s/>Now bare your soul</text:p>
      <text:p text:style-name="P14"><text:span text:style-name="T7">Prechorus:<text:line-break/>F5 <text:s text:c="28"/>am<text:line-break/></text:span><text:span text:style-name="T5">All we need is lightning With power and might<text:line-break/> <text:s text:c="2"/></text:span><text:span text:style-name="T7">G5 <text:s text:c="25"/>F5</text:span><text:span text:style-name="T5"><text:line-break/>Striking down the prophets of false<text:line-break/></text:span><text:span text:style-name="T7">F5 <text:s text:c="20"/>am</text:span><text:span text:style-name="T5"><text:line-break/>As the moon is rising Give us the sign<text:line-break/></text:span><text:span text:style-name="T7">G5 <text:s text:c="21"/>E5</text:span><text:span text:style-name="T5"><text:line-break/> <text:s/>Now let us rise up in awe</text:span></text:p>
      <text:p text:style-name="P17"><text:span text:style-name="T3">Chorus:<text:line-break/> <text:s text:c="12"/>A5 <text:s text:c="5"/>G5 <text:s text:c="13"/>F5 <text:s text:c="7"/>C5<text:line-break/></text:span>Rock 'n roll angels bring thyn hard rock hallelujah<text:line-break/> <text:span text:style-name="T3">D5 <text:s text:c="7"/>Bb5 <text:s text:c="10"/>F5 <text:s text:c="6"/>G5</text:span><text:line-break/>Demons and angels all in one have arrived<text:line-break/>Rock 'n roll angels bring thyn hard rock hallelujah<text:line-break/>In God's creation supernatural high</text:p>
      <text:p text:style-name="P19"><text:line-break/><text:span text:style-name="T4">Riff 1x</text:span></text:p>
      <text:p text:style-name="P1"><text:span text:style-name="T4">Verse 2: </text:span>The true believers <text:s/>Thou shall be saved<text:line-break/>Brothers and sisters keep strong in the faith<text:line-break/>On the day of Rockoning It's who dares, wins<text:line-break/>You will see the jokers soon'll be the new kings</text:p>
      <text:p text:style-name="P15">Prechorus</text:p>
      <text:p text:style-name="P18">Chorus</text:p>
      <text:p text:style-name="P5"><text:span text:style-name="T46">Interlude</text:span>: <text:span text:style-name="T8">E E E E </text:span><text:s/>E5 F#5A5 A5 F# E5 F# … <text:s/>G5 A5 C5 C5 A5 G5 A5 … D5 C5</text:p>
      <text:p text:style-name="P4"><text:span text:style-name="T3">Bridge:<text:line-break/></text:span>Wings on my back I got horns on my head<text:line-break/>My fangs are sharp And my eyes are red<text:line-break/>Not quite an angel Or the one that fell<text:line-break/>Now choose to join us or go straight to Hell</text:p>
      <text:p text:style-name="P6">Intro 2 2x Schluss auf E</text:p>
      <text:p text:style-name="P16"><text:span text:style-name="T5">Chorus<text:line-break/></text:span><text:span text:style-name="T6">Chorus Jede 2. Zeile Aaaah.</text:span></text:p>
      <text:p text:style-name="P20">Intro 2</text:p>
      <text:p text:style-name="P26"><text:span text:style-name="T9">Hard Rock Hallelujah</text:span><text:line-break/><text:span text:style-name="T23">Lordi 2006 - </text:span><text:span text:style-name="T26">Seite 1/2</text:span><text:span text:style-name="T19"><text:line-break/></text:span><text:span text:style-name="T18"><text:line-break/></text:span><text:span text:style-name="T20">Orgel - </text:span><text:span text:style-name="T21">Intro</text:span><text:span text:style-name="T24"> </text:span><text:span text:style-name="T25">(nur Kirchenorgel)</text:span><text:span text:style-name="T22"><text:line-break/></text:span><text:span text:style-name="T24">|</text:span><text:span text:style-name="T28">F <text:s text:c="2"/></text:span><text:span text:style-name="T29">|</text:span><text:span text:style-name="T28">a <text:s text:c="2"/></text:span><text:span text:style-name="T29">|</text:span><text:span text:style-name="T28">G <text:s text:c="2"/></text:span><text:span text:style-name="T29">|</text:span><text:span text:style-name="T28">F <text:s text:c="2"/></text:span><text:span text:style-name="T29">|</text:span><text:span text:style-name="T28">F <text:s text:c="2"/></text:span><text:span text:style-name="T29">|</text:span><text:span text:style-name="T28">a <text:s text:c="2"/></text:span><text:span text:style-name="T29">|</text:span><text:span text:style-name="T28">G <text:s text:c="2"/></text:span><text:span text:style-name="T29">|</text:span><text:span text:style-name="T28">E</text:span><text:span text:style-name="T24"> <text:s text:c="2"/>|</text:span></text:p>
      <text:p text:style-name="P7"><text:span text:style-name="T43">Intro (ohne Keyboard)</text:span><text:span text:style-name="T12"><text:line-break/>|</text:span><text:span text:style-name="T31">A5 <text:s/>A5 <text:s text:c="9"/>C5 <text:s/>C5 <text:s text:c="9"/></text:span><text:span text:style-name="T30">|</text:span><text:span text:style-name="T31">D5 <text:s/>D5 <text:s text:c="5"/>F5 <text:s text:c="5"/>G5 <text:s/>C5 <text:s text:c="5"/></text:span><text:span text:style-name="T30">|</text:span><text:span text:style-name="T31"> <text:s/></text:span><text:span text:style-name="T11">|</text:span><text:span text:style-name="T31">A5 <text:s/>A5 <text:s text:c="9"/>C5 <text:s/>C5 <text:s text:c="9"/></text:span><text:span text:style-name="T30">|</text:span><text:span text:style-name="T31">F5 <text:s/>F5 <text:s text:c="5"/>D#5 <text:s text:c="4"/>D5 <text:s/>C5 <text:s text:c="5"/></text:span><text:span text:style-name="T30">|</text:span></text:p>
      <text:p text:style-name="P7"><text:span text:style-name="T43">Riff</text:span><text:span text:style-name="T12"><text:line-break/>|</text:span><text:span text:style-name="T13">a</text:span><text:span text:style-name="T12"> <text:s text:c="6"/>|</text:span><text:span text:style-name="T13">a <text:s text:c="5"/></text:span><text:span text:style-name="T12"><text:s/>|</text:span><text:span text:style-name="T13">a</text:span><text:span text:style-name="T12"> <text:s text:c="6"/>|</text:span><text:span text:style-name="T13">a <text:s text:c="2"/>F5 G5 H5</text:span><text:span text:style-name="T12">| <text:s text:c="7"/><text:tab/><text:tab/> <text:s text:c="12"/><text:line-break/>|</text:span><text:span text:style-name="T13">a</text:span><text:span text:style-name="T12"> <text:s text:c="6"/>|</text:span><text:span text:style-name="T13">a <text:s text:c="5"/></text:span><text:span text:style-name="T12"><text:s/>|</text:span><text:span text:style-name="T13">a</text:span><text:span text:style-name="T12"> <text:s text:c="6"/>|</text:span><text:span text:style-name="T13">a <text:s text:c="2"/>D5 C5 <text:s text:c="2"/></text:span><text:span text:style-name="T12">| <text:s text:c="2"/><text:line-break/> <text:s text:c="31"/></text:span><text:span text:style-name="T13">2+ 3+ 4+</text:span><text:span text:style-name="T12"><text:line-break/></text:span><text:span text:style-name="T42">Verse </text:span><text:span text:style-name="T44">1</text:span><text:span text:style-name="T42"> </text:span><text:span text:style-name="T13">(Bass &amp; Gitarre immer auf 1 und 1+)<text:line-break/>|</text:span><text:span text:style-name="T12">|</text:span><text:span text:style-name="T13">a</text:span><text:span text:style-name="T12"> <text:s text:c="6"/>|</text:span><text:span text:style-name="T13">a</text:span><text:span text:style-name="T12"> <text:s/></text:span><text:span text:style-name="T17">(F*)</text:span><text:span text:style-name="T12">|</text:span><text:span text:style-name="T13">G5 <text:s text:c="5"/></text:span><text:span text:style-name="T12">|</text:span><text:span text:style-name="T13">D5</text:span><text:span text:style-name="T12"> <text:s text:c="2"/></text:span><text:span text:style-name="T13">F5 G5 :</text:span><text:span text:style-name="T12">|</text:span><text:span text:style-name="T13">| <text:line-break/>* </text:span><text:span text:style-name="T17">nur Keyboard</text:span></text:p>
      <text:p text:style-name="P7"><text:span text:style-name="T44">Prechorus 1</text:span><text:span text:style-name="T12"><text:line-break/>|</text:span><text:span text:style-name="T14">F </text:span><text:span text:style-name="T12"><text:s text:c="6"/>|</text:span><text:span text:style-name="T13">a <text:s text:c="5"/></text:span><text:span text:style-name="T12"><text:s/>|</text:span><text:span text:style-name="T14">G </text:span><text:span text:style-name="T12"><text:s text:c="6"/>|</text:span><text:span text:style-name="T14">F <text:s text:c="6"/></text:span><text:span text:style-name="T12">|<text:line-break/>|</text:span><text:span text:style-name="T14">F </text:span><text:span text:style-name="T12"><text:s text:c="6"/>|</text:span><text:span text:style-name="T13">a <text:s text:c="5"/></text:span><text:span text:style-name="T12"><text:s/>|</text:span><text:span text:style-name="T14">G </text:span><text:span text:style-name="T12"><text:s text:c="6"/>|</text:span><text:span text:style-name="T14">E <text:s text:c="6"/></text:span><text:span text:style-name="T12">|</text:span></text:p>
      <text:p text:style-name="P7"><text:span text:style-name="T42">C</text:span><text:span text:style-name="T44">horus 1<text:line-break/></text:span><text:span text:style-name="T14">|</text:span><text:span text:style-name="T12">|</text:span><text:span text:style-name="T13">a</text:span><text:span text:style-name="T12"> <text:s text:c="2"/></text:span><text:span text:style-name="T14">G <text:s text:c="2"/></text:span><text:span text:style-name="T12">|</text:span><text:span text:style-name="T14">F <text:s text:c="2"/>C <text:s text:c="2"/></text:span><text:span text:style-name="T12">|</text:span><text:span text:style-name="T14">d <text:s text:c="2"/>Bb <text:s/>|F <text:s text:c="2"/>G <text:s text:c="2"/>:||</text:span></text:p>
      <text:p text:style-name="P8"><text:span text:style-name="T42">R</text:span><text:span text:style-name="T41">iff</text:span><text:span text:style-name="T10"><text:line-break/></text:span><text:span text:style-name="T12">|</text:span><text:span text:style-name="T13">a</text:span><text:span text:style-name="T12"> <text:s text:c="6"/>|</text:span><text:span text:style-name="T13">a <text:s text:c="5"/></text:span><text:span text:style-name="T12"><text:s/>|</text:span><text:span text:style-name="T13">a</text:span><text:span text:style-name="T12"> <text:s text:c="6"/>|</text:span><text:span text:style-name="T13">a <text:s text:c="2"/>D5 C5 <text:s text:c="2"/></text:span><text:span text:style-name="T12">|</text:span></text:p>
      <text:p text:style-name="P11"><text:span text:style-name="T42">Verse </text:span><text:span text:style-name="T41">2</text:span><text:span text:style-name="T13"><text:line-break/>|</text:span><text:span text:style-name="T12">|</text:span><text:span text:style-name="T13">a</text:span><text:span text:style-name="T12"> <text:s text:c="6"/>|</text:span><text:span text:style-name="T13">a</text:span><text:span text:style-name="T12"> <text:s/></text:span><text:span text:style-name="T17">(F*)</text:span><text:span text:style-name="T12">|</text:span><text:span text:style-name="T13">G5 <text:s text:c="5"/></text:span><text:span text:style-name="T12">|</text:span><text:span text:style-name="T13">D5</text:span><text:span text:style-name="T12"> <text:s text:c="2"/></text:span><text:span text:style-name="T13">F5 G5 :</text:span><text:span text:style-name="T12">|</text:span><text:span text:style-name="T13">|</text:span></text:p>
      <text:p text:style-name="P8"><text:span text:style-name="T41">Prechorus 2</text:span><text:span text:style-name="T12"><text:line-break/>|</text:span><text:span text:style-name="T10">F </text:span><text:span text:style-name="T12"><text:s text:c="6"/>|</text:span><text:span text:style-name="T13">a <text:s text:c="5"/></text:span><text:span text:style-name="T12"><text:s/>|</text:span><text:span text:style-name="T10">G </text:span><text:span text:style-name="T12"><text:s text:c="6"/>|</text:span><text:span text:style-name="T10">F <text:s text:c="6"/></text:span><text:span text:style-name="T12">|<text:line-break/>|</text:span><text:span text:style-name="T10">F </text:span><text:span text:style-name="T12"><text:s text:c="6"/>|</text:span><text:span text:style-name="T13">a <text:s text:c="5"/></text:span><text:span text:style-name="T12"><text:s/>|</text:span><text:span text:style-name="T10">G </text:span><text:span text:style-name="T12"><text:s text:c="6"/>|</text:span><text:span text:style-name="T10">E <text:s text:c="6"/></text:span><text:span text:style-name="T12">|</text:span></text:p>
      <text:p text:style-name="P8"><text:span text:style-name="T42">C</text:span><text:span text:style-name="T41">horus 2<text:line-break/></text:span><text:span text:style-name="T12">||</text:span><text:span text:style-name="T13">a</text:span><text:span text:style-name="T12"> <text:s text:c="2"/>G <text:s text:c="2"/>|F <text:s text:c="2"/>C <text:s text:c="2"/>|d <text:s text:c="2"/>Bb <text:s/>|F <text:s text:c="2"/>G <text:s text:c="2"/>:||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7"><text:span text:style-name="T11">Hard Rock Hallelujah</text:span><text:span text:style-name="T12"><text:line-break/></text:span><text:span text:style-name="T11">Lordi 2006 – </text:span><text:span text:style-name="T17">Seite 2/2</text:span></text:p>
      <text:p text:style-name="P9"><text:span text:style-name="T45">Interlude</text:span><text:span text:style-name="T41"> </text:span><text:span text:style-name="T45">instrumental</text:span><text:span text:style-name="T10"><text:line-break/>|E <text:s text:c="5"/>|E <text:s text:c="6"/>|<text:line-break/>|E5 <text:s/>F#5 <text:s text:c="4"/>A5 <text:s text:c="6"/>E5 <text:s/>F#5 <text:s text:c="3"/>E5 <text:s text:c="5"/>F#5 <text:s text:c="12"/>|<text:line-break/>|E5 <text:s/>F#5 <text:s text:c="4"/>A5 <text:s text:c="6"/>E5 <text:s/>F#5 <text:s text:c="3"/>E5 <text:s text:c="5"/>F#5 <text:s text:c="4"/></text:span><text:span text:style-name="T15">A5</text:span><text:span text:style-name="T10"> <text:s text:c="5"/>|<text:line-break/>|E5 <text:s/>F#5 <text:s text:c="4"/>A5 <text:s text:c="6"/>E5 <text:s/>F#5 <text:s text:c="3"/>E5 <text:s text:c="5"/>F#5 <text:s text:c="12"/>|<text:line-break/>|E5 <text:s/>F#5 <text:s text:c="4"/>A5 <text:s text:c="6"/>E5 <text:s/>F#5 <text:s text:c="27"/>|<text:line-break/></text:span><text:span text:style-name="T15">|</text:span><text:span text:style-name="T10">1 <text:s text:c="2"/>e <text:s text:c="2"/>+ <text:s text:c="2"/>e <text:s text:c="2"/>2 <text:s text:c="2"/>e <text:s text:c="2"/>+ <text:s text:c="2"/>e <text:s text:c="2"/>3 <text:s text:c="2"/>e <text:s text:c="2"/>+ <text:s text:c="2"/>e <text:s text:c="2"/>4 <text:s text:c="2"/>e <text:s text:c="2"/>|</text:span></text:p>
      <text:p text:style-name="P7"><text:span text:style-name="T14">|</text:span><text:span text:style-name="T15">G</text:span><text:span text:style-name="T14">5 <text:s/></text:span><text:span text:style-name="T15">A</text:span><text:span text:style-name="T14">5 <text:s text:c="5"/></text:span><text:span text:style-name="T15">C</text:span><text:span text:style-name="T14">5 <text:s text:c="6"/></text:span><text:span text:style-name="T15">G</text:span><text:span text:style-name="T14">5 <text:s/></text:span><text:span text:style-name="T15">A</text:span><text:span text:style-name="T14">5 <text:s text:c="4"/></text:span><text:span text:style-name="T15">G</text:span><text:span text:style-name="T14">5 <text:s text:c="5"/></text:span><text:span text:style-name="T15">A</text:span><text:span text:style-name="T14"> <text:s text:c="14"/>|<text:line-break/>|</text:span><text:span text:style-name="T15">G</text:span><text:span text:style-name="T14">5 <text:s/></text:span><text:span text:style-name="T15">A</text:span><text:span text:style-name="T14">5 <text:s text:c="5"/></text:span><text:span text:style-name="T15">C</text:span><text:span text:style-name="T14">5 <text:s text:c="6"/></text:span><text:span text:style-name="T15">G</text:span><text:span text:style-name="T14">5 <text:s/></text:span><text:span text:style-name="T15">A</text:span><text:span text:style-name="T14">5 <text:s text:c="4"/></text:span><text:span text:style-name="T15">G</text:span><text:span text:style-name="T14">5 <text:s text:c="5"/></text:span><text:span text:style-name="T15">A</text:span><text:span text:style-name="T14"> <text:s text:c="6"/></text:span><text:span text:style-name="T15">C5</text:span><text:span text:style-name="T14"> <text:s text:c="5"/>|<text:line-break/>|</text:span><text:span text:style-name="T15">G</text:span><text:span text:style-name="T14">5 <text:s/></text:span><text:span text:style-name="T15">A</text:span><text:span text:style-name="T14">5 <text:s text:c="5"/></text:span><text:span text:style-name="T15">C</text:span><text:span text:style-name="T14">5 <text:s text:c="6"/></text:span><text:span text:style-name="T15">G</text:span><text:span text:style-name="T14">5 <text:s/></text:span><text:span text:style-name="T15">A</text:span><text:span text:style-name="T14">5 <text:s text:c="4"/></text:span><text:span text:style-name="T15">G</text:span><text:span text:style-name="T14">5 <text:s text:c="5"/></text:span><text:span text:style-name="T15">A</text:span><text:span text:style-name="T14"> <text:s text:c="14"/>|<text:line-break/>|</text:span><text:span text:style-name="T15">D5 <text:s text:c="19"/></text:span><text:span text:style-name="T14"><text:s text:c="10"/></text:span><text:span text:style-name="T15">C5</text:span><text:span text:style-name="T14"> <text:s text:c="21"/>|<text:line-break/></text:span><text:span text:style-name="T15">|</text:span><text:span text:style-name="T14">1 <text:s text:c="2"/>e <text:s text:c="2"/>+ <text:s text:c="2"/>e <text:s text:c="2"/>2 <text:s text:c="2"/>e <text:s text:c="2"/>+ <text:s text:c="2"/>e <text:s text:c="2"/>3 <text:s text:c="2"/>e <text:s text:c="2"/>+ <text:s text:c="2"/>e <text:s text:c="2"/>4 <text:s text:c="2"/>e <text:s text:c="2"/></text:span><text:span text:style-name="T16">|</text:span><text:span text:style-name="T14"><text:line-break/></text:span><text:span text:style-name="T45">Bridge (ohne Gitarre)</text:span><text:span text:style-name="T15"><text:line-break/></text:span><text:span text:style-name="T12">|</text:span><text:span text:style-name="T13">a</text:span><text:span text:style-name="T12"> <text:s text:c="6"/>|</text:span><text:span text:style-name="T15">C </text:span><text:span text:style-name="T13"><text:s text:c="5"/></text:span><text:span text:style-name="T12"><text:s/>|</text:span><text:span text:style-name="T15">D</text:span><text:span text:style-name="T12"> <text:s text:c="5"/>|</text:span><text:span text:style-name="T15">F <text:s text:c="2"/>G <text:s text:c="2"/></text:span><text:span text:style-name="T12">|<text:line-break/>|</text:span><text:span text:style-name="T13">a</text:span><text:span text:style-name="T12"> <text:s text:c="6"/>|</text:span><text:span text:style-name="T15">C </text:span><text:span text:style-name="T13"><text:s text:c="5"/></text:span><text:span text:style-name="T12"><text:s/>|</text:span><text:span text:style-name="T15">D</text:span><text:span text:style-name="T12"> <text:s text:c="5"/>|</text:span><text:span text:style-name="T15">E <text:s text:c="6"/></text:span><text:span text:style-name="T12">|<text:line-break/>|</text:span><text:span text:style-name="T15">E <text:s text:c="6"/></text:span><text:span text:style-name="T12">|</text:span><text:span text:style-name="T15">E <text:s text:c="6"/>|E <text:s text:c="4"/>G|</text:span></text:p>
      <text:p text:style-name="P12"><text:span text:style-name="T43">Intro (ohne Keyboard)</text:span><text:span text:style-name="T12"><text:line-break/>|</text:span><text:span text:style-name="T31">A5 <text:s/>A5 <text:s text:c="25"/></text:span><text:span text:style-name="T30">| <text:s text:c="5"/></text:span><text:span text:style-name="T31"><text:s text:c="6"/>F5 <text:s text:c="5"/>G5 <text:s/>C5 <text:s text:c="5"/></text:span><text:span text:style-name="T30">|</text:span><text:span text:style-name="T31"> <text:s/></text:span><text:span text:style-name="T11">|</text:span><text:span text:style-name="T31">A5 <text:s/>A5 <text:s text:c="25"/></text:span><text:span text:style-name="T30">| <text:s text:c="5"/></text:span><text:span text:style-name="T31"><text:s text:c="6"/>D#5 <text:s text:c="4"/>D5 <text:s/>C5 <text:s text:c="5"/></text:span><text:span text:style-name="T30">|<text:line-break/></text:span><text:span text:style-name="T12">|</text:span><text:span text:style-name="T31">A5 <text:s/>A5 <text:s text:c="25"/></text:span><text:span text:style-name="T30">| <text:s text:c="5"/></text:span><text:span text:style-name="T31"><text:s text:c="6"/>F5 <text:s text:c="5"/>G5 <text:s/>C5 <text:s text:c="5"/></text:span><text:span text:style-name="T30">|</text:span><text:span text:style-name="T31"> <text:s/></text:span><text:span text:style-name="T11">|</text:span><text:span text:style-name="T31">A5 <text:s/>A5 <text:s text:c="23"/></text:span><text:span text:style-name="T32">E </text:span><text:span text:style-name="T30">|</text:span><text:span text:style-name="T32">E <text:s text:c="30"/>|</text:span></text:p>
      <text:p text:style-name="P10"><text:span text:style-name="T37">C</text:span><text:span text:style-name="T38">horus 3&amp;4</text:span><text:span text:style-name="T35"><text:line-break/></text:span><text:span text:style-name="T33">||</text:span><text:span text:style-name="T34">a</text:span><text:span text:style-name="T33"> <text:s text:c="2"/>G <text:s text:c="2"/>|F <text:s text:c="2"/>C <text:s text:c="2"/>|d <text:s text:c="2"/>Bb <text:s/>|F <text:s text:c="2"/>G <text:s text:c="2"/>||</text:span><text:span text:style-name="T32">x4</text:span></text:p>
      <text:p text:style-name="P10"><text:span text:style-name="T39">Intro</text:span><text:span text:style-name="T36"> </text:span><text:span text:style-name="T33"><text:line-break/>|</text:span><text:span text:style-name="T31">A5 <text:s/>A5 <text:s text:c="9"/>C5 <text:s/>C5 <text:s text:c="9"/></text:span><text:span text:style-name="T30">|</text:span><text:span text:style-name="T31">D5 <text:s/>D5 <text:s text:c="5"/>F5 <text:s text:c="5"/>G5 <text:s/>C5 <text:s text:c="5"/></text:span><text:span text:style-name="T30">|</text:span><text:span text:style-name="T31"> <text:s/></text:span><text:span text:style-name="T30">|</text:span><text:span text:style-name="T31">A5 <text:s/>A5 <text:s text:c="9"/>C5 <text:s/>C5 <text:s text:c="9"/></text:span><text:span text:style-name="T30">|</text:span><text:span text:style-name="T31">F5 <text:s/>F5 <text:s text:c="5"/>D#5 <text:s text:c="4"/>D5 <text:s/>C5 <text:s text:c="5"/></text:span><text:span text:style-name="T30">|</text:span></text:p>
      <text:p text:style-name="P13"><text:span text:style-name="T40">S</text:span><text:span text:style-name="T27">chluss<text:line-break/></text:span><text:span text:style-name="T14">|</text:span><text:span text:style-name="T10">G5 <text:s/>A5 <text:s text:c="5"/>C5 <text:s text:c="5"/>G5 <text:s/>A5 <text:s text:c="5"/>G5 <text:s text:c="5"/>A5</text:span><text:span text:style-name="T14"> <text:s text:c="13"/>|<text:line-break/></text:span><text:span text:style-name="T15">|</text:span><text:span text:style-name="T14">1 <text:s text:c="2"/>e <text:s text:c="2"/>+ <text:s text:c="2"/>e <text:s text:c="2"/>2 <text:s text:c="2"/>e <text:s text:c="2"/>+ <text:s text:c="2"/>e <text:s text:c="2"/>3 <text:s text:c="2"/>e <text:s text:c="2"/>+ <text:s text:c="2"/>e <text:s text:c="2"/>4 <text:s text:c="2"/>e <text:s text:c="2"/></text:span><text:span text:style-name="T10">|</text:span><text:span text:style-name="T27"><text:line-break/>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" svg:font-family="Mono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1cm" fo:margin-bottom="1.423cm" fo:margin-left="1.787cm" fo:margin-right="2.01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6-01-31T18:27:35.449482774</meta:creation-date>
    <dc:date>2017-12-07T18:52:25.708450184</dc:date>
    <dc:creator>benutzer </dc:creator>
    <meta:editing-duration>PT2H27M36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3" meta:paragraph-count="41" meta:word-count="705" meta:character-count="4573" meta:non-whitespace-character-count="2415"/>
  </office:meta>
</office:document-meta>
</file>